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52.29pt" svg:height="402.8pt" svg:x="875.68pt" svg:y="67.01pt">
            <loext:p draw:notify-on-update-of-ranges="Sheet1.V10:Sheet1.V10 Sheet1.F7:Sheet1.F26 Sheet1.L7:Sheet1.L26 Sheet1.F33:Sheet1.F52 Sheet1.L33:Sheet1.L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eft X</text:p>
          </table:table-cell>
          <table:table-cell table:number-columns-repeated="5"/>
          <table:table-cell office:value-type="string" calcext:value-type="string">
            <text:p>left Y</text:p>
          </table:table-cell>
        </table:table-row>
        <table:table-row table:style-name="ro1">
          <table:table-cell table:number-columns-repeated="5"/>
          <table:table-cell table:style-name="ce1" office:value-type="float" office:value="-0.00000497567" calcext:value-type="float">
            <text:p>-4.98E-06</text:p>
          </table:table-cell>
          <table:table-cell table:number-columns-repeated="5"/>
          <table:table-cell office:value-type="float" office:value="0.0549508" calcext:value-type="float">
            <text:p>0.0549508</text:p>
          </table:table-cell>
        </table:table-row>
        <table:table-row table:style-name="ro1">
          <table:table-cell table:number-columns-repeated="5"/>
          <table:table-cell table:style-name="ce1" office:value-type="float" office:value="-0.0000498909" calcext:value-type="float">
            <text:p>-4.99E-05</text:p>
          </table:table-cell>
          <table:table-cell table:number-columns-repeated="5"/>
          <table:table-cell office:value-type="float" office:value="0.0545062" calcext:value-type="float">
            <text:p>0.0545062</text:p>
          </table:table-cell>
        </table:table-row>
        <table:table-row table:style-name="ro1">
          <table:table-cell table:number-columns-repeated="5"/>
          <table:table-cell office:value-type="float" office:value="-0.000100598" calcext:value-type="float">
            <text:p>-0.000100598</text:p>
          </table:table-cell>
          <table:table-cell table:number-columns-repeated="5"/>
          <table:table-cell office:value-type="float" office:value="0.0540044" calcext:value-type="float">
            <text:p>0.0540044</text:p>
          </table:table-cell>
        </table:table-row>
        <table:table-row table:style-name="ro1">
          <table:table-cell table:number-columns-repeated="5"/>
          <table:table-cell office:value-type="float" office:value="-0.00015295" calcext:value-type="float">
            <text:p>-0.00015295</text:p>
          </table:table-cell>
          <table:table-cell table:number-columns-repeated="5"/>
          <table:table-cell office:value-type="float" office:value="0.0534862" calcext:value-type="float">
            <text:p>0.0534862</text:p>
          </table:table-cell>
        </table:table-row>
        <table:table-row table:style-name="ro1">
          <table:table-cell table:number-columns-repeated="5"/>
          <table:table-cell office:value-type="float" office:value="-0.000207804" calcext:value-type="float">
            <text:p>-0.000207804</text:p>
          </table:table-cell>
          <table:table-cell table:number-columns-repeated="5"/>
          <table:table-cell office:value-type="float" office:value="0.0529433" calcext:value-type="float">
            <text:p>0.0529433</text:p>
          </table:table-cell>
        </table:table-row>
        <table:table-row table:style-name="ro1">
          <table:table-cell table:number-columns-repeated="5"/>
          <table:table-cell office:value-type="float" office:value="-0.000266056" calcext:value-type="float">
            <text:p>-0.000266056</text:p>
          </table:table-cell>
          <table:table-cell table:number-columns-repeated="5"/>
          <table:table-cell office:value-type="float" office:value="0.0523668" calcext:value-type="float">
            <text:p>0.0523668</text:p>
          </table:table-cell>
        </table:table-row>
        <table:table-row table:style-name="ro1">
          <table:table-cell table:number-columns-repeated="5"/>
          <table:table-cell office:value-type="float" office:value="-0.00032866" calcext:value-type="float">
            <text:p>-0.00032866</text:p>
          </table:table-cell>
          <table:table-cell table:number-columns-repeated="5"/>
          <table:table-cell office:value-type="float" office:value="0.0517472" calcext:value-type="float">
            <text:p>0.0517472</text:p>
          </table:table-cell>
        </table:table-row>
        <table:table-row table:style-name="ro1">
          <table:table-cell table:number-columns-repeated="5"/>
          <table:table-cell office:value-type="float" office:value="-0.000396639" calcext:value-type="float">
            <text:p>-0.000396639</text:p>
          </table:table-cell>
          <table:table-cell table:number-columns-repeated="5"/>
          <table:table-cell office:value-type="float" office:value="0.0510744" calcext:value-type="float">
            <text:p>0.0510744</text:p>
          </table:table-cell>
        </table:table-row>
        <table:table-row table:style-name="ro1">
          <table:table-cell table:number-columns-repeated="5"/>
          <table:table-cell office:value-type="float" office:value="-0.000471106" calcext:value-type="float">
            <text:p>-0.000471106</text:p>
          </table:table-cell>
          <table:table-cell table:number-columns-repeated="5"/>
          <table:table-cell office:value-type="float" office:value="0.0503373" calcext:value-type="float">
            <text:p>0.0503373</text:p>
          </table:table-cell>
        </table:table-row>
        <table:table-row table:style-name="ro1">
          <table:table-cell table:number-columns-repeated="5"/>
          <table:table-cell office:value-type="float" office:value="-0.000553277" calcext:value-type="float">
            <text:p>-0.000553277</text:p>
          </table:table-cell>
          <table:table-cell table:number-columns-repeated="5"/>
          <table:table-cell office:value-type="float" office:value="0.0495241" calcext:value-type="float">
            <text:p>0.0495241</text:p>
          </table:table-cell>
        </table:table-row>
        <table:table-row table:style-name="ro1">
          <table:table-cell table:number-columns-repeated="5"/>
          <table:table-cell office:value-type="float" office:value="-0.000644498" calcext:value-type="float">
            <text:p>-0.000644498</text:p>
          </table:table-cell>
          <table:table-cell table:number-columns-repeated="5"/>
          <table:table-cell office:value-type="float" office:value="0.0486212" calcext:value-type="float">
            <text:p>0.0486212</text:p>
          </table:table-cell>
        </table:table-row>
        <table:table-row table:style-name="ro1">
          <table:table-cell table:number-columns-repeated="5"/>
          <table:table-cell office:value-type="float" office:value="-0.000746259" calcext:value-type="float">
            <text:p>-0.000746259</text:p>
          </table:table-cell>
          <table:table-cell table:number-columns-repeated="5"/>
          <table:table-cell office:value-type="float" office:value="0.0476141" calcext:value-type="float">
            <text:p>0.0476141</text:p>
          </table:table-cell>
        </table:table-row>
        <table:table-row table:style-name="ro1">
          <table:table-cell table:number-columns-repeated="5"/>
          <table:table-cell office:value-type="float" office:value="-0.000860226" calcext:value-type="float">
            <text:p>-0.000860226</text:p>
          </table:table-cell>
          <table:table-cell table:number-columns-repeated="5"/>
          <table:table-cell office:value-type="float" office:value="0.0464861" calcext:value-type="float">
            <text:p>0.0464861</text:p>
          </table:table-cell>
        </table:table-row>
        <table:table-row table:style-name="ro1">
          <table:table-cell table:number-columns-repeated="5"/>
          <table:table-cell office:value-type="float" office:value="-0.000988262" calcext:value-type="float">
            <text:p>-0.000988262</text:p>
          </table:table-cell>
          <table:table-cell table:number-columns-repeated="5"/>
          <table:table-cell office:value-type="float" office:value="0.0452189" calcext:value-type="float">
            <text:p>0.0452189</text:p>
          </table:table-cell>
        </table:table-row>
        <table:table-row table:style-name="ro1">
          <table:table-cell table:number-columns-repeated="5"/>
          <table:table-cell office:value-type="float" office:value="-0.00113246" calcext:value-type="float">
            <text:p>-0.00113246</text:p>
          </table:table-cell>
          <table:table-cell table:number-columns-repeated="5"/>
          <table:table-cell office:value-type="float" office:value="0.0437917" calcext:value-type="float">
            <text:p>0.0437917</text:p>
          </table:table-cell>
        </table:table-row>
        <table:table-row table:style-name="ro1">
          <table:table-cell table:number-columns-repeated="5"/>
          <table:table-cell office:value-type="float" office:value="-0.00129518" calcext:value-type="float">
            <text:p>-0.00129518</text:p>
          </table:table-cell>
          <table:table-cell table:number-columns-repeated="5"/>
          <table:table-cell office:value-type="float" office:value="0.0421812" calcext:value-type="float">
            <text:p>0.0421812</text:p>
          </table:table-cell>
        </table:table-row>
        <table:table-row table:style-name="ro1">
          <table:table-cell table:number-columns-repeated="5"/>
          <table:table-cell office:value-type="float" office:value="-0.00147909" calcext:value-type="float">
            <text:p>-0.00147909</text:p>
          </table:table-cell>
          <table:table-cell table:number-columns-repeated="5"/>
          <table:table-cell office:value-type="float" office:value="0.0403611" calcext:value-type="float">
            <text:p>0.0403611</text:p>
          </table:table-cell>
        </table:table-row>
        <table:table-row table:style-name="ro1">
          <table:table-cell table:number-columns-repeated="5"/>
          <table:table-cell office:value-type="float" office:value="-0.00170945" calcext:value-type="float">
            <text:p>-0.00170945</text:p>
          </table:table-cell>
          <table:table-cell table:number-columns-repeated="5"/>
          <table:table-cell office:value-type="float" office:value="0.0380811" calcext:value-type="float">
            <text:p>0.0380811</text:p>
          </table:table-cell>
        </table:table-row>
        <table:table-row table:style-name="ro1">
          <table:table-cell table:number-columns-repeated="5"/>
          <table:table-cell office:value-type="float" office:value="-0.0019481" calcext:value-type="float">
            <text:p>-0.0019481</text:p>
          </table:table-cell>
          <table:table-cell table:number-columns-repeated="5"/>
          <table:table-cell office:value-type="float" office:value="0.0357191" calcext:value-type="float">
            <text:p>0.0357191</text:p>
          </table:table-cell>
        </table:table-row>
        <table:table-row table:style-name="ro1">
          <table:table-cell table:number-columns-repeated="5"/>
          <table:table-cell office:value-type="float" office:value="-0.00221862" calcext:value-type="float">
            <text:p>-0.00221862</text:p>
          </table:table-cell>
          <table:table-cell table:number-columns-repeated="5"/>
          <table:table-cell office:value-type="float" office:value="0.033041" calcext:value-type="float">
            <text:p>0.033041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ight X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Right Y</text:p>
          </table:table-cell>
        </table:table-row>
        <table:table-row table:style-name="ro1">
          <table:table-cell table:number-columns-repeated="5"/>
          <table:table-cell table:style-name="ce1" office:value-type="float" office:value="-0.00000497567" calcext:value-type="float">
            <text:p>-4.98E-06</text:p>
          </table:table-cell>
          <table:table-cell table:number-columns-repeated="5"/>
          <table:table-cell office:value-type="float" office:value="-0.0550492" calcext:value-type="float">
            <text:p>-0.0550492</text:p>
          </table:table-cell>
        </table:table-row>
        <table:table-row table:style-name="ro1">
          <table:table-cell table:number-columns-repeated="5"/>
          <table:table-cell table:style-name="ce1" office:value-type="float" office:value="-0.0000498909" calcext:value-type="float">
            <text:p>-4.99E-05</text:p>
          </table:table-cell>
          <table:table-cell table:number-columns-repeated="5"/>
          <table:table-cell office:value-type="float" office:value="-0.0554938" calcext:value-type="float">
            <text:p>-0.0554938</text:p>
          </table:table-cell>
        </table:table-row>
        <table:table-row table:style-name="ro1">
          <table:table-cell table:number-columns-repeated="5"/>
          <table:table-cell office:value-type="float" office:value="-0.000100598" calcext:value-type="float">
            <text:p>-0.000100598</text:p>
          </table:table-cell>
          <table:table-cell table:number-columns-repeated="5"/>
          <table:table-cell office:value-type="float" office:value="-0.0559956" calcext:value-type="float">
            <text:p>-0.0559956</text:p>
          </table:table-cell>
        </table:table-row>
        <table:table-row table:style-name="ro1">
          <table:table-cell table:number-columns-repeated="5"/>
          <table:table-cell office:value-type="float" office:value="-0.00015295" calcext:value-type="float">
            <text:p>-0.00015295</text:p>
          </table:table-cell>
          <table:table-cell table:number-columns-repeated="5"/>
          <table:table-cell office:value-type="float" office:value="-0.0565138" calcext:value-type="float">
            <text:p>-0.0565138</text:p>
          </table:table-cell>
        </table:table-row>
        <table:table-row table:style-name="ro1">
          <table:table-cell table:number-columns-repeated="5"/>
          <table:table-cell office:value-type="float" office:value="-0.000207804" calcext:value-type="float">
            <text:p>-0.000207804</text:p>
          </table:table-cell>
          <table:table-cell table:number-columns-repeated="5"/>
          <table:table-cell office:value-type="float" office:value="-0.0570567" calcext:value-type="float">
            <text:p>-0.0570567</text:p>
          </table:table-cell>
        </table:table-row>
        <table:table-row table:style-name="ro1">
          <table:table-cell table:number-columns-repeated="5"/>
          <table:table-cell office:value-type="float" office:value="-0.000266056" calcext:value-type="float">
            <text:p>-0.000266056</text:p>
          </table:table-cell>
          <table:table-cell table:number-columns-repeated="5"/>
          <table:table-cell office:value-type="float" office:value="-0.0576332" calcext:value-type="float">
            <text:p>-0.0576332</text:p>
          </table:table-cell>
        </table:table-row>
        <table:table-row table:style-name="ro1">
          <table:table-cell table:number-columns-repeated="5"/>
          <table:table-cell office:value-type="float" office:value="-0.00032866" calcext:value-type="float">
            <text:p>-0.00032866</text:p>
          </table:table-cell>
          <table:table-cell table:number-columns-repeated="5"/>
          <table:table-cell office:value-type="float" office:value="-0.0582528" calcext:value-type="float">
            <text:p>-0.0582528</text:p>
          </table:table-cell>
        </table:table-row>
        <table:table-row table:style-name="ro1">
          <table:table-cell table:number-columns-repeated="5"/>
          <table:table-cell office:value-type="float" office:value="-0.000396639" calcext:value-type="float">
            <text:p>-0.000396639</text:p>
          </table:table-cell>
          <table:table-cell table:number-columns-repeated="5"/>
          <table:table-cell office:value-type="float" office:value="-0.0589256" calcext:value-type="float">
            <text:p>-0.0589256</text:p>
          </table:table-cell>
        </table:table-row>
        <table:table-row table:style-name="ro1">
          <table:table-cell table:number-columns-repeated="5"/>
          <table:table-cell office:value-type="float" office:value="-0.000471106" calcext:value-type="float">
            <text:p>-0.000471106</text:p>
          </table:table-cell>
          <table:table-cell table:number-columns-repeated="5"/>
          <table:table-cell office:value-type="float" office:value="-0.0596627" calcext:value-type="float">
            <text:p>-0.0596627</text:p>
          </table:table-cell>
        </table:table-row>
        <table:table-row table:style-name="ro1">
          <table:table-cell table:number-columns-repeated="5"/>
          <table:table-cell office:value-type="float" office:value="-0.000553277" calcext:value-type="float">
            <text:p>-0.000553277</text:p>
          </table:table-cell>
          <table:table-cell table:number-columns-repeated="5"/>
          <table:table-cell office:value-type="float" office:value="-0.0604759" calcext:value-type="float">
            <text:p>-0.0604759</text:p>
          </table:table-cell>
        </table:table-row>
        <table:table-row table:style-name="ro1">
          <table:table-cell table:number-columns-repeated="5"/>
          <table:table-cell office:value-type="float" office:value="-0.000644498" calcext:value-type="float">
            <text:p>-0.000644498</text:p>
          </table:table-cell>
          <table:table-cell table:number-columns-repeated="5"/>
          <table:table-cell office:value-type="float" office:value="-0.0613788" calcext:value-type="float">
            <text:p>-0.0613788</text:p>
          </table:table-cell>
        </table:table-row>
        <table:table-row table:style-name="ro1">
          <table:table-cell table:number-columns-repeated="5"/>
          <table:table-cell office:value-type="float" office:value="-0.000746259" calcext:value-type="float">
            <text:p>-0.000746259</text:p>
          </table:table-cell>
          <table:table-cell table:number-columns-repeated="5"/>
          <table:table-cell office:value-type="float" office:value="-0.0623859" calcext:value-type="float">
            <text:p>-0.0623859</text:p>
          </table:table-cell>
        </table:table-row>
        <table:table-row table:style-name="ro1">
          <table:table-cell table:number-columns-repeated="5"/>
          <table:table-cell office:value-type="float" office:value="-0.000860226" calcext:value-type="float">
            <text:p>-0.000860226</text:p>
          </table:table-cell>
          <table:table-cell table:number-columns-repeated="5"/>
          <table:table-cell office:value-type="float" office:value="-0.0635139" calcext:value-type="float">
            <text:p>-0.0635139</text:p>
          </table:table-cell>
        </table:table-row>
        <table:table-row table:style-name="ro1">
          <table:table-cell table:number-columns-repeated="5"/>
          <table:table-cell office:value-type="float" office:value="-0.000988262" calcext:value-type="float">
            <text:p>-0.000988262</text:p>
          </table:table-cell>
          <table:table-cell table:number-columns-repeated="5"/>
          <table:table-cell office:value-type="float" office:value="-0.0647811" calcext:value-type="float">
            <text:p>-0.0647811</text:p>
          </table:table-cell>
        </table:table-row>
        <table:table-row table:style-name="ro1">
          <table:table-cell table:number-columns-repeated="5"/>
          <table:table-cell office:value-type="float" office:value="-0.00113246" calcext:value-type="float">
            <text:p>-0.00113246</text:p>
          </table:table-cell>
          <table:table-cell table:number-columns-repeated="5"/>
          <table:table-cell office:value-type="float" office:value="-0.0662083" calcext:value-type="float">
            <text:p>-0.0662083</text:p>
          </table:table-cell>
        </table:table-row>
        <table:table-row table:style-name="ro1">
          <table:table-cell table:number-columns-repeated="5"/>
          <table:table-cell office:value-type="float" office:value="-0.00129518" calcext:value-type="float">
            <text:p>-0.00129518</text:p>
          </table:table-cell>
          <table:table-cell table:number-columns-repeated="5"/>
          <table:table-cell office:value-type="float" office:value="-0.0678188" calcext:value-type="float">
            <text:p>-0.0678188</text:p>
          </table:table-cell>
        </table:table-row>
        <table:table-row table:style-name="ro1">
          <table:table-cell table:number-columns-repeated="5"/>
          <table:table-cell office:value-type="float" office:value="-0.00147909" calcext:value-type="float">
            <text:p>-0.00147909</text:p>
          </table:table-cell>
          <table:table-cell table:number-columns-repeated="5"/>
          <table:table-cell office:value-type="float" office:value="-0.0696389" calcext:value-type="float">
            <text:p>-0.0696389</text:p>
          </table:table-cell>
        </table:table-row>
        <table:table-row table:style-name="ro1">
          <table:table-cell table:number-columns-repeated="5"/>
          <table:table-cell office:value-type="float" office:value="-0.00170945" calcext:value-type="float">
            <text:p>-0.00170945</text:p>
          </table:table-cell>
          <table:table-cell table:number-columns-repeated="5"/>
          <table:table-cell office:value-type="float" office:value="-0.0719189" calcext:value-type="float">
            <text:p>-0.0719189</text:p>
          </table:table-cell>
        </table:table-row>
        <table:table-row table:style-name="ro1">
          <table:table-cell table:number-columns-repeated="5"/>
          <table:table-cell office:value-type="float" office:value="-0.0019481" calcext:value-type="float">
            <text:p>-0.0019481</text:p>
          </table:table-cell>
          <table:table-cell table:number-columns-repeated="5"/>
          <table:table-cell office:value-type="float" office:value="-0.0742809" calcext:value-type="float">
            <text:p>-0.0742809</text:p>
          </table:table-cell>
        </table:table-row>
        <table:table-row table:style-name="ro1">
          <table:table-cell table:number-columns-repeated="5"/>
          <table:table-cell office:value-type="float" office:value="-0.00221862" calcext:value-type="float">
            <text:p>-0.00221862</text:p>
          </table:table-cell>
          <table:table-cell table:number-columns-repeated="5"/>
          <table:table-cell office:value-type="float" office:value="-0.0769583" calcext:value-type="float">
            <text:p>-0.0769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20:07:47.045055868</meta:creation-date>
    <dc:date>2017-02-11T20:22:31.896632566</dc:date>
    <meta:editing-duration>PT4M34S</meta:editing-duration>
    <meta:editing-cycles>1</meta:editing-cycles>
    <meta:document-statistic meta:table-count="1" meta:cell-count="8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68cm" svg:height="14.211cm" xlink:href=".." xlink:type="simple" chart:class="chart:scatter" chart:style-name="ch1">
        <chart:legend chart:legend-position="end" svg:x="27.858cm" svg:y="6.557cm" style:legend-expansion="high" chart:style-name="ch2"/>
        <chart:plot-area chart:style-name="ch3" table:cell-range-address="Sheet1.V10:Sheet1.V10 Sheet1.F7:Sheet1.F26 Sheet1.L7:Sheet1.L26 Sheet1.L33:Sheet1.L52" chart:data-source-has-labels="both" svg:x="0.601cm" svg:y="0.284cm" svg:width="26.656cm" svg:height="13.643cm">
          <chartooo:coordinate-region svg:x="1.342cm" svg:y="0.483cm" svg:width="25.172cm" svg:height="13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26" chart:class="chart:scatter">
            <chart:domain table:cell-range-address="Sheet1.F7:Sheet1.F26"/>
            <chart:data-point chart:repeated="20"/>
          </chart:series>
          <chart:series chart:style-name="ch8" chart:values-cell-range-address="Sheet1.L33:Sheet1.L52" chart:class="chart:scatter">
            <chart:domain table:cell-range-address="Sheet1.F33:Sheet1.F5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00000497567">
                <text:p>-0.00000497567</text:p>
                <draw:g>
                  <svg:desc>Sheet1.F7:Sheet1.F26</svg:desc>
                </draw:g>
              </table:table-cell>
              <table:table-cell office:value-type="float" office:value="0.0549508">
                <text:p>0.0549508</text:p>
                <draw:g>
                  <svg:desc>Sheet1.L7:Sheet1.L26</svg:desc>
                </draw:g>
              </table:table-cell>
              <table:table-cell office:value-type="float" office:value="-0.00000497567">
                <text:p>-0.00000497567</text:p>
                <draw:g>
                  <svg:desc>Sheet1.F33:Sheet1.F52</svg:desc>
                </draw:g>
              </table:table-cell>
              <table:table-cell office:value-type="float" office:value="-0.0550492">
                <text:p>-0.0550492</text:p>
                <draw:g>
                  <svg:desc>Sheet1.L33:Sheet1.L52</svg:desc>
                </draw:g>
              </table:table-cell>
            </table:table-row>
            <table:table-row>
              <table:table-cell office:value-type="string"/>
              <table:table-cell office:value-type="float" office:value="-0.0000498909">
                <text:p>-0.0000498909</text:p>
              </table:table-cell>
              <table:table-cell office:value-type="float" office:value="0.0545062">
                <text:p>0.0545062</text:p>
              </table:table-cell>
              <table:table-cell office:value-type="float" office:value="-0.0000498909">
                <text:p>-0.0000498909</text:p>
              </table:table-cell>
              <table:table-cell office:value-type="float" office:value="-0.0554938">
                <text:p>-0.0554938</text:p>
              </table:table-cell>
            </table:table-row>
            <table:table-row>
              <table:table-cell office:value-type="string"/>
              <table:table-cell office:value-type="float" office:value="-0.000100598">
                <text:p>-0.000100598</text:p>
              </table:table-cell>
              <table:table-cell office:value-type="float" office:value="0.0540044">
                <text:p>0.0540044</text:p>
              </table:table-cell>
              <table:table-cell office:value-type="float" office:value="-0.000100598">
                <text:p>-0.000100598</text:p>
              </table:table-cell>
              <table:table-cell office:value-type="float" office:value="-0.0559956">
                <text:p>-0.0559956</text:p>
              </table:table-cell>
            </table:table-row>
            <table:table-row>
              <table:table-cell office:value-type="string"/>
              <table:table-cell office:value-type="float" office:value="-0.00015295">
                <text:p>-0.00015295</text:p>
              </table:table-cell>
              <table:table-cell office:value-type="float" office:value="0.0534862">
                <text:p>0.0534862</text:p>
              </table:table-cell>
              <table:table-cell office:value-type="float" office:value="-0.00015295">
                <text:p>-0.00015295</text:p>
              </table:table-cell>
              <table:table-cell office:value-type="float" office:value="-0.0565138">
                <text:p>-0.0565138</text:p>
              </table:table-cell>
            </table:table-row>
            <table:table-row>
              <table:table-cell office:value-type="string"/>
              <table:table-cell office:value-type="float" office:value="-0.000207804">
                <text:p>-0.000207804</text:p>
              </table:table-cell>
              <table:table-cell office:value-type="float" office:value="0.0529433">
                <text:p>0.0529433</text:p>
              </table:table-cell>
              <table:table-cell office:value-type="float" office:value="-0.000207804">
                <text:p>-0.000207804</text:p>
              </table:table-cell>
              <table:table-cell office:value-type="float" office:value="-0.0570567">
                <text:p>-0.0570567</text:p>
              </table:table-cell>
            </table:table-row>
            <table:table-row>
              <table:table-cell office:value-type="string"/>
              <table:table-cell office:value-type="float" office:value="-0.000266056">
                <text:p>-0.000266056</text:p>
              </table:table-cell>
              <table:table-cell office:value-type="float" office:value="0.0523668">
                <text:p>0.0523668</text:p>
              </table:table-cell>
              <table:table-cell office:value-type="float" office:value="-0.000266056">
                <text:p>-0.000266056</text:p>
              </table:table-cell>
              <table:table-cell office:value-type="float" office:value="-0.0576332">
                <text:p>-0.0576332</text:p>
              </table:table-cell>
            </table:table-row>
            <table:table-row>
              <table:table-cell office:value-type="string"/>
              <table:table-cell office:value-type="float" office:value="-0.00032866">
                <text:p>-0.00032866</text:p>
              </table:table-cell>
              <table:table-cell office:value-type="float" office:value="0.0517472">
                <text:p>0.0517472</text:p>
              </table:table-cell>
              <table:table-cell office:value-type="float" office:value="-0.00032866">
                <text:p>-0.00032866</text:p>
              </table:table-cell>
              <table:table-cell office:value-type="float" office:value="-0.0582528">
                <text:p>-0.0582528</text:p>
              </table:table-cell>
            </table:table-row>
            <table:table-row>
              <table:table-cell office:value-type="string"/>
              <table:table-cell office:value-type="float" office:value="-0.000396639">
                <text:p>-0.000396639</text:p>
              </table:table-cell>
              <table:table-cell office:value-type="float" office:value="0.0510744">
                <text:p>0.0510744</text:p>
              </table:table-cell>
              <table:table-cell office:value-type="float" office:value="-0.000396639">
                <text:p>-0.000396639</text:p>
              </table:table-cell>
              <table:table-cell office:value-type="float" office:value="-0.0589256">
                <text:p>-0.0589256</text:p>
              </table:table-cell>
            </table:table-row>
            <table:table-row>
              <table:table-cell office:value-type="string"/>
              <table:table-cell office:value-type="float" office:value="-0.000471106">
                <text:p>-0.000471106</text:p>
              </table:table-cell>
              <table:table-cell office:value-type="float" office:value="0.0503373">
                <text:p>0.0503373</text:p>
              </table:table-cell>
              <table:table-cell office:value-type="float" office:value="-0.000471106">
                <text:p>-0.000471106</text:p>
              </table:table-cell>
              <table:table-cell office:value-type="float" office:value="-0.0596627">
                <text:p>-0.0596627</text:p>
              </table:table-cell>
            </table:table-row>
            <table:table-row>
              <table:table-cell office:value-type="string"/>
              <table:table-cell office:value-type="float" office:value="-0.000553277">
                <text:p>-0.000553277</text:p>
              </table:table-cell>
              <table:table-cell office:value-type="float" office:value="0.0495241">
                <text:p>0.0495241</text:p>
              </table:table-cell>
              <table:table-cell office:value-type="float" office:value="-0.000553277">
                <text:p>-0.000553277</text:p>
              </table:table-cell>
              <table:table-cell office:value-type="float" office:value="-0.0604759">
                <text:p>-0.0604759</text:p>
              </table:table-cell>
            </table:table-row>
            <table:table-row>
              <table:table-cell office:value-type="string"/>
              <table:table-cell office:value-type="float" office:value="-0.000644498">
                <text:p>-0.000644498</text:p>
              </table:table-cell>
              <table:table-cell office:value-type="float" office:value="0.0486212">
                <text:p>0.0486212</text:p>
              </table:table-cell>
              <table:table-cell office:value-type="float" office:value="-0.000644498">
                <text:p>-0.000644498</text:p>
              </table:table-cell>
              <table:table-cell office:value-type="float" office:value="-0.0613788">
                <text:p>-0.0613788</text:p>
              </table:table-cell>
            </table:table-row>
            <table:table-row>
              <table:table-cell office:value-type="string"/>
              <table:table-cell office:value-type="float" office:value="-0.000746259">
                <text:p>-0.000746259</text:p>
              </table:table-cell>
              <table:table-cell office:value-type="float" office:value="0.0476141">
                <text:p>0.0476141</text:p>
              </table:table-cell>
              <table:table-cell office:value-type="float" office:value="-0.000746259">
                <text:p>-0.000746259</text:p>
              </table:table-cell>
              <table:table-cell office:value-type="float" office:value="-0.0623859">
                <text:p>-0.0623859</text:p>
              </table:table-cell>
            </table:table-row>
            <table:table-row>
              <table:table-cell office:value-type="string"/>
              <table:table-cell office:value-type="float" office:value="-0.000860226">
                <text:p>-0.000860226</text:p>
              </table:table-cell>
              <table:table-cell office:value-type="float" office:value="0.0464861">
                <text:p>0.0464861</text:p>
              </table:table-cell>
              <table:table-cell office:value-type="float" office:value="-0.000860226">
                <text:p>-0.000860226</text:p>
              </table:table-cell>
              <table:table-cell office:value-type="float" office:value="-0.0635139">
                <text:p>-0.0635139</text:p>
              </table:table-cell>
            </table:table-row>
            <table:table-row>
              <table:table-cell office:value-type="string"/>
              <table:table-cell office:value-type="float" office:value="-0.000988262">
                <text:p>-0.000988262</text:p>
              </table:table-cell>
              <table:table-cell office:value-type="float" office:value="0.0452189">
                <text:p>0.0452189</text:p>
              </table:table-cell>
              <table:table-cell office:value-type="float" office:value="-0.000988262">
                <text:p>-0.000988262</text:p>
              </table:table-cell>
              <table:table-cell office:value-type="float" office:value="-0.0647811">
                <text:p>-0.0647811</text:p>
              </table:table-cell>
            </table:table-row>
            <table:table-row>
              <table:table-cell office:value-type="string"/>
              <table:table-cell office:value-type="float" office:value="-0.00113246">
                <text:p>-0.00113246</text:p>
              </table:table-cell>
              <table:table-cell office:value-type="float" office:value="0.0437917">
                <text:p>0.0437917</text:p>
              </table:table-cell>
              <table:table-cell office:value-type="float" office:value="-0.00113246">
                <text:p>-0.00113246</text:p>
              </table:table-cell>
              <table:table-cell office:value-type="float" office:value="-0.0662083">
                <text:p>-0.0662083</text:p>
              </table:table-cell>
            </table:table-row>
            <table:table-row>
              <table:table-cell office:value-type="string"/>
              <table:table-cell office:value-type="float" office:value="-0.00129518">
                <text:p>-0.00129518</text:p>
              </table:table-cell>
              <table:table-cell office:value-type="float" office:value="0.0421812">
                <text:p>0.0421812</text:p>
              </table:table-cell>
              <table:table-cell office:value-type="float" office:value="-0.00129518">
                <text:p>-0.00129518</text:p>
              </table:table-cell>
              <table:table-cell office:value-type="float" office:value="-0.0678188">
                <text:p>-0.0678188</text:p>
              </table:table-cell>
            </table:table-row>
            <table:table-row>
              <table:table-cell office:value-type="string"/>
              <table:table-cell office:value-type="float" office:value="-0.00147909">
                <text:p>-0.00147909</text:p>
              </table:table-cell>
              <table:table-cell office:value-type="float" office:value="0.0403611">
                <text:p>0.0403611</text:p>
              </table:table-cell>
              <table:table-cell office:value-type="float" office:value="-0.00147909">
                <text:p>-0.00147909</text:p>
              </table:table-cell>
              <table:table-cell office:value-type="float" office:value="-0.0696389">
                <text:p>-0.0696389</text:p>
              </table:table-cell>
            </table:table-row>
            <table:table-row>
              <table:table-cell office:value-type="string"/>
              <table:table-cell office:value-type="float" office:value="-0.00170945">
                <text:p>-0.00170945</text:p>
              </table:table-cell>
              <table:table-cell office:value-type="float" office:value="0.0380811">
                <text:p>0.0380811</text:p>
              </table:table-cell>
              <table:table-cell office:value-type="float" office:value="-0.00170945">
                <text:p>-0.00170945</text:p>
              </table:table-cell>
              <table:table-cell office:value-type="float" office:value="-0.0719189">
                <text:p>-0.0719189</text:p>
              </table:table-cell>
            </table:table-row>
            <table:table-row>
              <table:table-cell office:value-type="string"/>
              <table:table-cell office:value-type="float" office:value="-0.0019481">
                <text:p>-0.0019481</text:p>
              </table:table-cell>
              <table:table-cell office:value-type="float" office:value="0.0357191">
                <text:p>0.0357191</text:p>
              </table:table-cell>
              <table:table-cell office:value-type="float" office:value="-0.0019481">
                <text:p>-0.0019481</text:p>
              </table:table-cell>
              <table:table-cell office:value-type="float" office:value="-0.0742809">
                <text:p>-0.0742809</text:p>
              </table:table-cell>
            </table:table-row>
            <table:table-row>
              <table:table-cell office:value-type="string"/>
              <table:table-cell office:value-type="float" office:value="-0.00221862">
                <text:p>-0.00221862</text:p>
              </table:table-cell>
              <table:table-cell office:value-type="float" office:value="0.033041">
                <text:p>0.033041</text:p>
              </table:table-cell>
              <table:table-cell office:value-type="float" office:value="-0.00221862">
                <text:p>-0.00221862</text:p>
              </table:table-cell>
              <table:table-cell office:value-type="float" office:value="-0.0769583">
                <text:p>-0.0769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